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D00000061B5C07165.png" manifest:media-type="image/png"/>
  <manifest:file-entry manifest:full-path="Pictures/100000010000033D00000061BE8863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P2" style:family="paragraph" style:parent-style-name="List_20_Paragraph" style:list-style-name="WWNum5"/>
    <style:style style:name="P3" style:family="paragraph" style:parent-style-name="List_20_Paragraph" style:list-style-name="WWNum5">
      <style:paragraph-properties fo:margin-top="0in" fo:margin-bottom="0in" style:contextual-spacing="true"/>
    </style:style>
    <style:style style:name="P4" style:family="paragraph" style:parent-style-name="List_20_Paragraph">
      <style:paragraph-properties fo:margin-top="0in" fo:margin-bottom="0in" style:contextual-spacing="true"/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5" style:family="paragraph" style:parent-style-name="Standard">
      <style:paragraph-properties fo:line-height="100%" fo:text-align="justify" style:justify-single-word="false"/>
    </style:style>
    <style:style style:name="P6" style:family="paragraph" style:parent-style-name="Standard">
      <style:text-properties style:font-name="Cambria" fo:language="en" fo:country="IN"/>
    </style:style>
    <style:style style:name="P7" style:family="paragraph" style:parent-style-name="Standard"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8" style:family="paragraph" style:parent-style-name="Standard">
      <style:paragraph-properties fo:margin-top="0in" fo:margin-bottom="0in" style:contextual-spacing="false"/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9" style:family="paragraph" style:parent-style-name="Standard">
      <style:paragraph-properties fo:margin-top="0in" fo:margin-bottom="0in" style:contextual-spacing="false"/>
      <style:text-properties style:font-name="Cambria" fo:font-size="14pt" fo:language="en" fo:country="IN" style:font-size-asian="14pt" style:font-size-complex="12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0in" fo:margin-bottom="0in" style:contextual-spacing="false"/>
    </style:style>
    <style:style style:name="P12" style:family="paragraph" style:parent-style-name="Standard">
      <style:paragraph-properties fo:margin-top="0in" fo:margin-bottom="0in" style:contextual-spacing="false"/>
      <style:text-properties officeooo:rsid="000476d3" officeooo:paragraph-rsid="000476d3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4" style:family="paragraph" style:parent-style-name="Standard">
      <style:paragraph-properties fo:margin-top="0in" fo:margin-bottom="0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fo:margin-top="0in" fo:margin-bottom="0in" style:contextual-spacing="false"/>
      <style:text-properties fo:color="#cccccc" loext:opacity="100%" style:font-name="Droid Sans Mono" fo:font-size="10.5pt" fo:font-weight="normal" officeooo:rsid="000476d3" officeooo:paragraph-rsid="000476d3" fo:background-color="#1f1f1f"/>
    </style:style>
    <style:style style:name="P16" style:family="paragraph" style:parent-style-name="Standard">
      <style:paragraph-properties fo:margin-top="0in" fo:margin-bottom="0in" style:contextual-spacing="false"/>
      <style:text-properties fo:color="#cccccc" loext:opacity="100%" style:font-name="Droid Sans Mono" fo:font-size="10.5pt" fo:font-weight="normal" fo:background-color="#1f1f1f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8" style:family="paragraph" style:parent-style-name="Standard">
      <style:paragraph-properties fo:margin-top="0in" fo:margin-bottom="0in" style:contextual-spacing="false" style:line-height-at-least="0.198in"/>
    </style:style>
    <style:style style:name="T1" style:family="text">
      <style:text-properties style:font-name="Cambria" fo:font-size="12pt" fo:language="en" fo:country="IN" fo:font-weight="bold" style:font-size-asian="12pt" style:font-weight-asian="bold" style:font-name-complex="Calibri Light" style:font-size-complex="11pt" style:font-weight-complex="bold"/>
    </style:style>
    <style:style style:name="T2" style:family="text"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T3" style:family="text">
      <style:text-properties style:font-name="Cambria" fo:font-size="12pt" fo:language="en" fo:country="IN" style:font-size-asian="12pt" style:font-name-complex="Calibri Light" style:font-size-complex="11pt"/>
    </style:style>
    <style:style style:name="T4" style:family="text">
      <style:text-properties style:font-name="Cambria" fo:font-size="12pt" fo:language="en" fo:country="IN" style:font-size-asian="12pt" style:font-size-complex="11pt"/>
    </style:style>
    <style:style style:name="T5" style:family="text">
      <style:text-properties style:font-name="Cambria" fo:font-size="12pt" fo:language="en" fo:country="IN" style:font-size-asian="12pt" style:font-size-complex="11pt" style:font-weight-complex="bold"/>
    </style:style>
    <style:style style:name="T6" style:family="text">
      <style:text-properties style:font-name="Cambria" fo:font-size="14pt" fo:language="en" fo:country="IN" fo:font-weight="bold" style:font-size-asian="14pt" style:font-weight-asian="bold" style:font-size-complex="12pt" style:font-weight-complex="bold"/>
    </style:style>
    <style:style style:name="T7" style:family="text">
      <style:text-properties style:font-name="Cambria" fo:font-size="14pt" fo:language="en" fo:country="IN" style:font-size-asian="14pt" style:font-size-complex="12pt"/>
    </style:style>
    <style:style style:name="T8" style:family="text">
      <style:text-properties style:font-name="Cambria" fo:language="en" fo:country="IN"/>
    </style:style>
    <style:style style:name="T9" style:family="text">
      <style:text-properties fo:color="#7f7f7f" loext:opacity="100%" fo:letter-spacing="0.0417in">
        <loext:char-complex-color loext:theme-type="light1" loext:color-type="theme">
          <loext:transformation loext:type="shade" loext:value="5019"/>
        </loext:char-complex-color>
      </style:text-properties>
    </style:style>
    <style:style style:name="T10" style:family="text">
      <style:text-properties fo:color="#c586c0" loext:opacity="100%"/>
    </style:style>
    <style:style style:name="T11" style:family="text">
      <style:text-properties fo:color="#c586c0" loext:opacity="100%" style:font-name="Cambria" fo:font-size="12pt" fo:language="en" fo:country="IN" fo:font-weight="bold" style:font-size-asian="12pt" style:font-weight-asian="bold" style:font-size-complex="11pt" style:font-weight-complex="bold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style:font-name="Cambria" fo:font-size="12pt" fo:language="en" fo:country="IN" fo:font-weight="bold" style:font-size-asian="12pt" style:font-weight-asian="bold" style:font-size-complex="11pt" style:font-weight-complex="bold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Cambria" fo:font-size="12pt" fo:language="en" fo:country="IN" fo:font-weight="bold" style:font-size-asian="12pt" style:font-weight-asian="bold" style:font-size-complex="11pt" style:font-weight-complex="bold"/>
    </style:style>
    <style:style style:name="T16" style:family="text">
      <style:text-properties fo:color="#4ec9b0" loext:opacity="100%"/>
    </style:style>
    <style:style style:name="T17" style:family="text">
      <style:text-properties fo:color="#dcdcaa" loext:opacity="100%"/>
    </style:style>
    <style:style style:name="T18" style:family="text">
      <style:text-properties fo:color="#9cdcfe" loext:opacity="100%"/>
    </style:style>
    <style:style style:name="T19" style:family="text">
      <style:text-properties fo:color="#d4d4d4" loext:opacity="100%"/>
    </style:style>
    <style:style style:name="T20" style:family="text">
      <style:text-properties fo:color="#b5cea8" loext:opacity="100%"/>
    </style:style>
    <style:style style:name="T21" style:family="text">
      <style:text-properties fo:color="#6a9955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3"><text:span text:style-name="T1">Class: </text:span><text:span text:style-name="T3">Final Year (Computer Science and Engineering)</text:span></text:p>
      <text:p text:style-name="P5" loext:marker-style-name="T3"><text:span text:style-name="T1">Year:</text:span><text:span text:style-name="T3"> 2024-25<text:tab/><text:tab/></text:span><text:span text:style-name="T1">Semester:</text:span><text:span text:style-name="T3"> 1</text:span></text:p>
      <text:p text:style-name="Standard" loext:marker-style-name="T6"><text:span text:style-name="T1">Course: </text:span><text:span text:style-name="T3">High Performance Computing Lab </text:span></text:p>
      <text:p text:style-name="P6" loext:marker-style-name="T8"/>
      <text:p text:style-name="P10" loext:marker-style-name="T2"><text:span text:style-name="T2">Practical No. 6</text:span><text:span text:style-name="T2"/></text:p>
      <text:p text:style-name="Standard" loext:marker-style-name="T2"><text:span text:style-name="T2">Exam Seat No:</text:span><text:span text:style-name="T2"/></text:p>
      <text:p text:style-name="P7" loext:marker-style-name="T2"/>
      <text:p text:style-name="Standard" loext:marker-style-name="T2"><text:span text:style-name="T2">Title of practical: Implementation of OpenMP programs.<text:line-break/></text:span><text:span text:style-name="T2"/></text:p>
      <text:p text:style-name="P11" loext:marker-style-name="T5"><text:span text:style-name="T5">Implement following Programs using OpenMP with C:</text:span><text:span text:style-name="T5"/></text:p>
      <text:list text:style-name="WWNum5">
        <text:list-item>
          <text:p text:style-name="P3" loext:marker-style-name="T2"><text:span text:style-name="T5">Implementation of Matrix-Matrix Multiplication.</text:span><text:span text:style-name="T2"/></text:p>
        </text:list-item>
        <text:list-item>
          <text:p text:style-name="P2" loext:marker-style-name="T4"><text:span text:style-name="T4">Implementation of Matrix-vector Multiplication.</text:span><text:span text:style-name="T4"/></text:p>
        </text:list-item>
      </text:list>
      <text:p text:style-name="P4" loext:marker-style-name="T2"/>
      <text:p text:style-name="P4" loext:marker-style-name="T2"/>
      <text:p text:style-name="P11" loext:marker-style-name="T5"><text:span text:style-name="T2">Problem Statement 1: </text:span></text:p>
      <text:p text:style-name="P11" loext:marker-style-name="T5"><text:span text:style-name="T2"/></text:p>
      <text:p text:style-name="P12" loext:marker-style-name="T5"><text:span text:style-name="T2">Code:</text:span></text:p>
      <text:p text:style-name="P12" loext:marker-style-name="T5"><text:span text:style-name="T2"/></text:p>
      <text:p text:style-name="P15" loext:marker-style-name="T5"><text:span text:style-name="T11">#include</text:span><text:span text:style-name="T13"> </text:span><text:span text:style-name="T15">&lt;iostream&gt;</text:span></text:p>
      <text:p text:style-name="P13"><text:span text:style-name="T10">#include</text:span><text:span text:style-name="T12"> </text:span><text:span text:style-name="T14">&lt;omp.h&gt;</text:span></text:p>
      <text:p text:style-name="P13"><text:span text:style-name="T10">#include</text:span><text:span text:style-name="T12"> </text:span><text:span text:style-name="T14">&lt;vector&gt;</text:span></text:p>
      <text:p text:style-name="P13"><text:span text:style-name="T10">#include</text:span><text:span text:style-name="T12"> </text:span><text:span text:style-name="T14">&lt;chrono&gt;</text:span></text:p>
      <text:p text:style-name="P18"/>
      <text:p text:style-name="P13"><text:span text:style-name="T10">using</text:span> <text:span text:style-name="T12">namespace</text:span> <text:span text:style-name="T16">std</text:span>;</text:p>
      <text:p text:style-name="P13"><text:span text:style-name="T10">using</text:span> <text:span text:style-name="T12">namespace</text:span> <text:span text:style-name="T16">std</text:span>::<text:span text:style-name="T16">chrono</text:span>;</text:p>
      <text:p text:style-name="P18"/>
      <text:p text:style-name="P17">// Function for Matrix-Matrix Multiplication (sequential)</text:p>
      <text:p text:style-name="P13"><text:span text:style-name="T12">void</text:span> <text:span text:style-name="T17">matrixMatrixMultiplicationSeq</text:span>(<text:span text:style-name="T16">vector</text:span>&lt;<text:span text:style-name="T16">vector</text:span>&lt;<text:span text:style-name="T12">int</text:span>&gt;&gt;<text:span text:style-name="T12">&amp;</text:span> <text:span text:style-name="T18">A</text:span>, <text:span text:style-name="T16">vector</text:span>&lt;<text:span text:style-name="T16">vector</text:span>&lt;<text:span text:style-name="T12">int</text:span>&gt;&gt;<text:span text:style-name="T12">&amp;</text:span> <text:span text:style-name="T18">B</text:span>, <text:span text:style-name="T16">vector</text:span>&lt;<text:span text:style-name="T16">vector</text:span>&lt;<text:span text:style-name="T12">int</text:span>&gt;&gt;<text:span text:style-name="T12">&amp;</text:span> <text:span text:style-name="T18">C</text:span>, <text:span text:style-name="T12">int</text:span> <text:span text:style-name="T18">N</text:span>) {</text:p>
      <text:p text:style-name="P13"><text:span text:style-name="T10">for</text:span> (<text:span text:style-name="T12">int</text:span> i <text:span text:style-name="T19">=</text:span> <text:span text:style-name="T20">0</text:span>; i <text:span text:style-name="T19">&lt;</text:span> N; <text:span text:style-name="T19">++</text:span>i) {</text:p>
      <text:p text:style-name="P13"><text:span text:style-name="T10">for</text:span> (<text:span text:style-name="T12">int</text:span> j <text:span text:style-name="T19">=</text:span> <text:span text:style-name="T20">0</text:span>; j <text:span text:style-name="T19">&lt;</text:span> N; <text:span text:style-name="T19">++</text:span>j) {</text:p>
      <text:p text:style-name="P13"><text:span text:style-name="T18">C</text:span>[i][j] <text:span text:style-name="T19">=</text:span> <text:span text:style-name="T20">0</text:span>;</text:p>
      <text:p text:style-name="P13"><text:span text:style-name="T10">for</text:span> (<text:span text:style-name="T12">int</text:span> k <text:span text:style-name="T19">=</text:span> <text:span text:style-name="T20">0</text:span>; k <text:span text:style-name="T19">&lt;</text:span> N; <text:span text:style-name="T19">++</text:span>k) {</text:p>
      <text:p text:style-name="P13"><text:span text:style-name="T18">C</text:span>[i][j] <text:span text:style-name="T19">+=</text:span> <text:span text:style-name="T18">A</text:span>[i][k] <text:span text:style-name="T19">*</text:span> <text:span text:style-name="T18">B</text:span>[k][j];</text:p>
      <text:p text:style-name="P13">}</text:p>
      <text:p text:style-name="P13">}</text:p>
      <text:p text:style-name="P13">}</text:p>
      <text:p text:style-name="P13">}</text:p>
      <text:p text:style-name="P18"/>
      <text:p text:style-name="P17">// Function for Matrix-Matrix Multiplication (parallel)</text:p>
      <text:p text:style-name="P13"><text:soft-page-break/><text:span text:style-name="T12">void</text:span> <text:span text:style-name="T17">matrixMatrixMultiplicationParallel</text:span>(<text:span text:style-name="T16">vector</text:span>&lt;<text:span text:style-name="T16">vector</text:span>&lt;<text:span text:style-name="T12">int</text:span>&gt;&gt;<text:span text:style-name="T12">&amp;</text:span> <text:span text:style-name="T18">A</text:span>, <text:span text:style-name="T16">vector</text:span>&lt;<text:span text:style-name="T16">vector</text:span>&lt;<text:span text:style-name="T12">int</text:span>&gt;&gt;<text:span text:style-name="T12">&amp;</text:span> <text:span text:style-name="T18">B</text:span>, <text:span text:style-name="T16">vector</text:span>&lt;<text:span text:style-name="T16">vector</text:span>&lt;<text:span text:style-name="T12">int</text:span>&gt;&gt;<text:span text:style-name="T12">&amp;</text:span> <text:span text:style-name="T18">C</text:span>, <text:span text:style-name="T12">int</text:span> <text:span text:style-name="T18">N</text:span>) {</text:p>
      <text:p text:style-name="P13"><text:span text:style-name="T10">#pragma</text:span><text:span text:style-name="T12"> </text:span><text:span text:style-name="T18">omp</text:span><text:span text:style-name="T12"> </text:span><text:span text:style-name="T18">parallel</text:span><text:span text:style-name="T12"> </text:span><text:span text:style-name="T18">for</text:span><text:span text:style-name="T12"> </text:span><text:span text:style-name="T18">collapse</text:span><text:span text:style-name="T12">(2)</text:span></text:p>
      <text:p text:style-name="P13"><text:span text:style-name="T10">for</text:span> (<text:span text:style-name="T12">int</text:span> i <text:span text:style-name="T19">=</text:span> <text:span text:style-name="T20">0</text:span>; i <text:span text:style-name="T19">&lt;</text:span> N; <text:span text:style-name="T19">++</text:span>i) {</text:p>
      <text:p text:style-name="P13"><text:span text:style-name="T10">for</text:span> (<text:span text:style-name="T12">int</text:span> j <text:span text:style-name="T19">=</text:span> <text:span text:style-name="T20">0</text:span>; j <text:span text:style-name="T19">&lt;</text:span> N; <text:span text:style-name="T19">++</text:span>j) {</text:p>
      <text:p text:style-name="P13"><text:span text:style-name="T18">C</text:span>[i][j] <text:span text:style-name="T19">=</text:span> <text:span text:style-name="T20">0</text:span>;</text:p>
      <text:p text:style-name="P13"><text:span text:style-name="T10">for</text:span> (<text:span text:style-name="T12">int</text:span> k <text:span text:style-name="T19">=</text:span> <text:span text:style-name="T20">0</text:span>; k <text:span text:style-name="T19">&lt;</text:span> N; <text:span text:style-name="T19">++</text:span>k) {</text:p>
      <text:p text:style-name="P13"><text:span text:style-name="T18">C</text:span>[i][j] <text:span text:style-name="T19">+=</text:span> <text:span text:style-name="T18">A</text:span>[i][k] <text:span text:style-name="T19">*</text:span> <text:span text:style-name="T18">B</text:span>[k][j];</text:p>
      <text:p text:style-name="P13">}</text:p>
      <text:p text:style-name="P13">}</text:p>
      <text:p text:style-name="P13">}</text:p>
      <text:p text:style-name="P13">}</text:p>
      <text:p text:style-name="P18"/>
      <text:p text:style-name="P13"><text:span text:style-name="T12">int</text:span> <text:span text:style-name="T17">main</text:span>() {</text:p>
      <text:p text:style-name="P13"><text:span text:style-name="T12">int</text:span> N <text:span text:style-name="T19">=</text:span> <text:span text:style-name="T20">100</text:span>;<text:span text:style-name="T21"> // Size of the matrix</text:span></text:p>
      <text:p text:style-name="P18"/>
      <text:p text:style-name="P17">// Initialize matrices</text:p>
      <text:p text:style-name="P13">vector<text:span text:style-name="T19">&lt;</text:span>vector<text:span text:style-name="T19">&lt;</text:span><text:span text:style-name="T12">int</text:span><text:span text:style-name="T19">&gt;&gt;</text:span> <text:span text:style-name="T17">A</text:span>(N, <text:span text:style-name="T17">vector</text:span>&lt;<text:span text:style-name="T12">int</text:span>&gt;(N, <text:span text:style-name="T20">1</text:span>));</text:p>
      <text:p text:style-name="P13">vector<text:span text:style-name="T19">&lt;</text:span>vector<text:span text:style-name="T19">&lt;</text:span><text:span text:style-name="T12">int</text:span><text:span text:style-name="T19">&gt;&gt;</text:span> <text:span text:style-name="T17">B</text:span>(N, <text:span text:style-name="T17">vector</text:span>&lt;<text:span text:style-name="T12">int</text:span>&gt;(N, <text:span text:style-name="T20">1</text:span>));</text:p>
      <text:p text:style-name="P13">vector<text:span text:style-name="T19">&lt;</text:span>vector<text:span text:style-name="T19">&lt;</text:span><text:span text:style-name="T12">int</text:span><text:span text:style-name="T19">&gt;&gt;</text:span> <text:span text:style-name="T17">C</text:span>(N, <text:span text:style-name="T17">vector</text:span>&lt;<text:span text:style-name="T12">int</text:span>&gt;(N, <text:span text:style-name="T20">0</text:span>));</text:p>
      <text:p text:style-name="P18"/>
      <text:p text:style-name="P17">// Matrix-Matrix Multiplication - Sequential</text:p>
      <text:p text:style-name="P13"><text:span text:style-name="T12">auto</text:span> start <text:span text:style-name="T19">=</text:span> <text:span text:style-name="T16">high_resolution_clock</text:span>::<text:span text:style-name="T17">now</text:span>();</text:p>
      <text:p text:style-name="P13"><text:span text:style-name="T17">matrixMatrixMultiplicationSeq</text:span>(A, B, C, N);</text:p>
      <text:p text:style-name="P13"><text:span text:style-name="T12">auto</text:span> end <text:span text:style-name="T19">=</text:span> <text:span text:style-name="T16">high_resolution_clock</text:span>::<text:span text:style-name="T17">now</text:span>();</text:p>
      <text:p text:style-name="P13"><text:span text:style-name="T12">auto</text:span> durationSeqMatMat <text:span text:style-name="T19">=</text:span> <text:span text:style-name="T17">duration_cast</text:span>&lt;<text:span text:style-name="T16">milliseconds</text:span>&gt;(end <text:span text:style-name="T19">-</text:span> start);</text:p>
      <text:p text:style-name="P13">cout <text:span text:style-name="T19">&lt;&lt;</text:span> <text:span text:style-name="T14">"Matrix-Matrix Multiplication (Sequential) Time: "</text:span> <text:span text:style-name="T19">&lt;&lt;</text:span> <text:span text:style-name="T18">durationSeqMatMat</text:span>.<text:span text:style-name="T17">count</text:span>() <text:span text:style-name="T19">&lt;&lt;</text:span> <text:span text:style-name="T14">" ms"</text:span> <text:span text:style-name="T19">&lt;&lt;</text:span> endl;</text:p>
      <text:p text:style-name="P18"/>
      <text:p text:style-name="P17">// Matrix-Matrix Multiplication - Parallel</text:p>
      <text:p text:style-name="P13">start <text:span text:style-name="T19">=</text:span> <text:span text:style-name="T16">high_resolution_clock</text:span>::<text:span text:style-name="T17">now</text:span>();</text:p>
      <text:p text:style-name="P13"><text:span text:style-name="T17">matrixMatrixMultiplicationParallel</text:span>(A, B, C, N);</text:p>
      <text:p text:style-name="P13">end <text:span text:style-name="T19">=</text:span> <text:span text:style-name="T16">high_resolution_clock</text:span>::<text:span text:style-name="T17">now</text:span>();</text:p>
      <text:p text:style-name="P13"><text:span text:style-name="T12">auto</text:span> durationParMatMat <text:span text:style-name="T19">=</text:span> <text:span text:style-name="T17">duration_cast</text:span>&lt;<text:span text:style-name="T16">milliseconds</text:span>&gt;(end <text:span text:style-name="T19">-</text:span> start);</text:p>
      <text:p text:style-name="P13">cout <text:span text:style-name="T19">&lt;&lt;</text:span> <text:span text:style-name="T14">"Matrix-Matrix Multiplication (Parallel) Time: "</text:span> <text:span text:style-name="T19">&lt;&lt;</text:span> <text:span text:style-name="T18">durationParMatMat</text:span>.<text:span text:style-name="T17">count</text:span>() <text:span text:style-name="T19">&lt;&lt;</text:span> <text:span text:style-name="T14">" ms"</text:span> <text:span text:style-name="T19">&lt;&lt;</text:span> endl;</text:p>
      <text:p text:style-name="P18"/>
      <text:p text:style-name="P13"><text:span text:style-name="T10">return</text:span> <text:span text:style-name="T20">0</text:span>;</text:p>
      <text:p text:style-name="P13">}</text:p>
      <text:p text:style-name="P14"/>
      <text:p text:style-name="P12" loext:marker-style-name="T5"><text:span text:style-name="T2"/></text:p>
      <text:p text:style-name="P12" loext:marker-style-name="T5"><text:span text:style-name="T2"/></text:p>
      <text:p text:style-name="P11" loext:marker-style-name="T2"><text:span text:style-name="T2">Screenshots:</text:span></text:p>
      <text:p text:style-name="P11" loext:marker-style-name="T2"><text:span text:style-name="T2"/></text:p>
      <text:p text:style-name="P11" loext:marker-style-name="T2"><draw:frame draw:style-name="fr1" draw:name="Image1" text:anchor-type="char" svg:width="6.5in" svg:height="0.7602in" draw:z-index="0"><draw:image xlink:href="Pictures/100000010000033D00000061BE8863E0.png" xlink:type="simple" xlink:show="embed" xlink:actuate="onLoad" draw:mime-type="image/png"/></draw:frame><text:soft-page-break/><text:span text:style-name="T2"/></text:p>
      <text:p text:style-name="P11" loext:marker-style-name="T2"><text:span text:style-name="T2">Information:</text:span><text:span text:style-name="T2"/></text:p>
      <text:p text:style-name="P11" loext:marker-style-name="T2"><text:span text:style-name="T2">Analysis:</text:span></text:p>
      <text:p text:style-name="P12" loext:marker-style-name="T2"><text:span text:style-name="T2">For larger size of N <text:line-break/>Parallel Time &lt; Sequential Time</text:span></text:p>
      <text:p text:style-name="P8" loext:marker-style-name="T2"/>
      <text:p text:style-name="P8" loext:marker-style-name="T2"/>
      <text:p text:style-name="P11" loext:marker-style-name="T5"><text:span text:style-name="T2">Problem Statement 2: <text:s/></text:span></text:p>
      <text:p text:style-name="P11" loext:marker-style-name="T5"><text:span text:style-name="T2"/></text:p>
      <text:p text:style-name="P16" loext:marker-style-name="T5"><text:span text:style-name="T11">#include</text:span><text:span text:style-name="T13"> </text:span><text:span text:style-name="T15">&lt;iostream&gt;</text:span></text:p>
      <text:p text:style-name="P13"><text:span text:style-name="T10">#include</text:span><text:span text:style-name="T12"> </text:span><text:span text:style-name="T14">&lt;omp.h&gt;</text:span></text:p>
      <text:p text:style-name="P13"><text:span text:style-name="T10">#include</text:span><text:span text:style-name="T12"> </text:span><text:span text:style-name="T14">&lt;vector&gt;</text:span></text:p>
      <text:p text:style-name="P13"><text:span text:style-name="T10">#include</text:span><text:span text:style-name="T12"> </text:span><text:span text:style-name="T14">&lt;chrono&gt;</text:span></text:p>
      <text:p text:style-name="P18"/>
      <text:p text:style-name="P13"><text:span text:style-name="T10">using</text:span> <text:span text:style-name="T12">namespace</text:span> <text:span text:style-name="T16">std</text:span>;</text:p>
      <text:p text:style-name="P13"><text:span text:style-name="T10">using</text:span> <text:span text:style-name="T12">namespace</text:span> <text:span text:style-name="T16">std</text:span>::<text:span text:style-name="T16">chrono</text:span>;</text:p>
      <text:p text:style-name="P18"/>
      <text:p text:style-name="P17">// Function for Matrix-Vector Multiplication (sequential)</text:p>
      <text:p text:style-name="P13"><text:span text:style-name="T12">void</text:span> <text:span text:style-name="T17">matrixVectorMultiplicationSeq</text:span>(<text:span text:style-name="T16">vector</text:span>&lt;<text:span text:style-name="T16">vector</text:span>&lt;<text:span text:style-name="T12">int</text:span>&gt;&gt;<text:span text:style-name="T12">&amp;</text:span> <text:span text:style-name="T18">A</text:span>, <text:span text:style-name="T16">vector</text:span>&lt;<text:span text:style-name="T12">int</text:span>&gt;<text:span text:style-name="T12">&amp;</text:span> <text:span text:style-name="T18">B</text:span>, <text:span text:style-name="T16">vector</text:span>&lt;<text:span text:style-name="T12">int</text:span>&gt;<text:span text:style-name="T12">&amp;</text:span> <text:span text:style-name="T18">C</text:span>, <text:span text:style-name="T12">int</text:span> <text:span text:style-name="T18">N</text:span>) {</text:p>
      <text:p text:style-name="P13"><text:span text:style-name="T10">for</text:span> (<text:span text:style-name="T12">int</text:span> i <text:span text:style-name="T19">=</text:span> <text:span text:style-name="T20">0</text:span>; i <text:span text:style-name="T19">&lt;</text:span> N; <text:span text:style-name="T19">++</text:span>i) {</text:p>
      <text:p text:style-name="P13"><text:span text:style-name="T18">C</text:span>[i] <text:span text:style-name="T19">=</text:span> <text:span text:style-name="T20">0</text:span>;</text:p>
      <text:p text:style-name="P13"><text:span text:style-name="T10">for</text:span> (<text:span text:style-name="T12">int</text:span> j <text:span text:style-name="T19">=</text:span> <text:span text:style-name="T20">0</text:span>; j <text:span text:style-name="T19">&lt;</text:span> N; <text:span text:style-name="T19">++</text:span>j) {</text:p>
      <text:p text:style-name="P13"><text:span text:style-name="T18">C</text:span>[i] <text:span text:style-name="T19">+=</text:span> <text:span text:style-name="T18">A</text:span>[i][j] <text:span text:style-name="T19">*</text:span> <text:span text:style-name="T18">B</text:span>[j];</text:p>
      <text:p text:style-name="P13">}</text:p>
      <text:p text:style-name="P13">}</text:p>
      <text:p text:style-name="P13">}</text:p>
      <text:p text:style-name="P18"/>
      <text:p text:style-name="P17">// Function for Matrix-Vector Multiplication (parallel)</text:p>
      <text:p text:style-name="P13"><text:span text:style-name="T12">void</text:span> <text:span text:style-name="T17">matrixVectorMultiplicationParallel</text:span>(<text:span text:style-name="T16">vector</text:span>&lt;<text:span text:style-name="T16">vector</text:span>&lt;<text:span text:style-name="T12">int</text:span>&gt;&gt;<text:span text:style-name="T12">&amp;</text:span> <text:span text:style-name="T18">A</text:span>, <text:span text:style-name="T16">vector</text:span>&lt;<text:span text:style-name="T12">int</text:span>&gt;<text:span text:style-name="T12">&amp;</text:span> <text:span text:style-name="T18">B</text:span>, <text:span text:style-name="T16">vector</text:span>&lt;<text:span text:style-name="T12">int</text:span>&gt;<text:span text:style-name="T12">&amp;</text:span> <text:span text:style-name="T18">C</text:span>, <text:span text:style-name="T12">int</text:span> <text:span text:style-name="T18">N</text:span>) {</text:p>
      <text:p text:style-name="P13"><text:span text:style-name="T10">#pragma</text:span><text:span text:style-name="T12"> </text:span><text:span text:style-name="T18">omp</text:span><text:span text:style-name="T12"> </text:span><text:span text:style-name="T18">parallel</text:span><text:span text:style-name="T12"> </text:span><text:span text:style-name="T18">for</text:span></text:p>
      <text:p text:style-name="P13"><text:span text:style-name="T10">for</text:span> (<text:span text:style-name="T12">int</text:span> i <text:span text:style-name="T19">=</text:span> <text:span text:style-name="T20">0</text:span>; i <text:span text:style-name="T19">&lt;</text:span> N; <text:span text:style-name="T19">++</text:span>i) {</text:p>
      <text:p text:style-name="P13"><text:span text:style-name="T18">C</text:span>[i] <text:span text:style-name="T19">=</text:span> <text:span text:style-name="T20">0</text:span>;</text:p>
      <text:p text:style-name="P13"><text:span text:style-name="T10">for</text:span> (<text:span text:style-name="T12">int</text:span> j <text:span text:style-name="T19">=</text:span> <text:span text:style-name="T20">0</text:span>; j <text:span text:style-name="T19">&lt;</text:span> N; <text:span text:style-name="T19">++</text:span>j) {</text:p>
      <text:p text:style-name="P13"><text:span text:style-name="T18">C</text:span>[i] <text:span text:style-name="T19">+=</text:span> <text:span text:style-name="T18">A</text:span>[i][j] <text:span text:style-name="T19">*</text:span> <text:span text:style-name="T18">B</text:span>[j];</text:p>
      <text:p text:style-name="P13">}</text:p>
      <text:p text:style-name="P13">}</text:p>
      <text:p text:style-name="P13">}</text:p>
      <text:p text:style-name="P18"/>
      <text:p text:style-name="P13"><text:soft-page-break/><text:span text:style-name="T12">int</text:span> <text:span text:style-name="T17">main</text:span>() {</text:p>
      <text:p text:style-name="P13"><text:span text:style-name="T12">int</text:span> N <text:span text:style-name="T19">=</text:span> <text:span text:style-name="T20">500</text:span>;<text:span text:style-name="T21"> // Size of the matrix and vector</text:span></text:p>
      <text:p text:style-name="P18"/>
      <text:p text:style-name="P17">// Initialize matrix and vector</text:p>
      <text:p text:style-name="P13">vector<text:span text:style-name="T19">&lt;</text:span>vector<text:span text:style-name="T19">&lt;</text:span><text:span text:style-name="T12">int</text:span><text:span text:style-name="T19">&gt;&gt;</text:span> <text:span text:style-name="T17">A</text:span>(N, <text:span text:style-name="T17">vector</text:span>&lt;<text:span text:style-name="T12">int</text:span>&gt;(N, <text:span text:style-name="T20">1</text:span>));</text:p>
      <text:p text:style-name="P13">vector<text:span text:style-name="T19">&lt;</text:span><text:span text:style-name="T12">int</text:span><text:span text:style-name="T19">&gt;</text:span> <text:span text:style-name="T17">B</text:span>(N, <text:span text:style-name="T20">1</text:span>);</text:p>
      <text:p text:style-name="P13">vector<text:span text:style-name="T19">&lt;</text:span><text:span text:style-name="T12">int</text:span><text:span text:style-name="T19">&gt;</text:span> <text:span text:style-name="T17">result</text:span>(N, <text:span text:style-name="T20">0</text:span>);</text:p>
      <text:p text:style-name="P18"/>
      <text:p text:style-name="P17">// Matrix-Vector Multiplication - Sequential</text:p>
      <text:p text:style-name="P13"><text:span text:style-name="T12">auto</text:span> start <text:span text:style-name="T19">=</text:span> <text:span text:style-name="T16">high_resolution_clock</text:span>::<text:span text:style-name="T17">now</text:span>();</text:p>
      <text:p text:style-name="P13"><text:span text:style-name="T17">matrixVectorMultiplicationSeq</text:span>(A, B, result, N);</text:p>
      <text:p text:style-name="P13"><text:span text:style-name="T12">auto</text:span> end <text:span text:style-name="T19">=</text:span> <text:span text:style-name="T16">high_resolution_clock</text:span>::<text:span text:style-name="T17">now</text:span>();</text:p>
      <text:p text:style-name="P13"><text:span text:style-name="T12">auto</text:span> durationSeqMatVec <text:span text:style-name="T19">=</text:span> <text:span text:style-name="T17">duration_cast</text:span>&lt;<text:span text:style-name="T16">milliseconds</text:span>&gt;(end <text:span text:style-name="T19">-</text:span> start);</text:p>
      <text:p text:style-name="P13">cout <text:span text:style-name="T19">&lt;&lt;</text:span> <text:span text:style-name="T14">"Matrix-Vector Multiplication (Sequential) Time: "</text:span> <text:span text:style-name="T19">&lt;&lt;</text:span> <text:span text:style-name="T18">durationSeqMatVec</text:span>.<text:span text:style-name="T17">count</text:span>() <text:span text:style-name="T19">&lt;&lt;</text:span> <text:span text:style-name="T14">" ms"</text:span> <text:span text:style-name="T19">&lt;&lt;</text:span> endl;</text:p>
      <text:p text:style-name="P18"/>
      <text:p text:style-name="P17">// Matrix-Vector Multiplication - Parallel</text:p>
      <text:p text:style-name="P13">start <text:span text:style-name="T19">=</text:span> <text:span text:style-name="T16">high_resolution_clock</text:span>::<text:span text:style-name="T17">now</text:span>();</text:p>
      <text:p text:style-name="P13"><text:span text:style-name="T17">matrixVectorMultiplicationParallel</text:span>(A, B, result, N);</text:p>
      <text:p text:style-name="P13">end <text:span text:style-name="T19">=</text:span> <text:span text:style-name="T16">high_resolution_clock</text:span>::<text:span text:style-name="T17">now</text:span>();</text:p>
      <text:p text:style-name="P13"><text:span text:style-name="T12">auto</text:span> durationParMatVec <text:span text:style-name="T19">=</text:span> <text:span text:style-name="T17">duration_cast</text:span>&lt;<text:span text:style-name="T16">milliseconds</text:span>&gt;(end <text:span text:style-name="T19">-</text:span> start);</text:p>
      <text:p text:style-name="P13">cout <text:span text:style-name="T19">&lt;&lt;</text:span> <text:span text:style-name="T14">"Matrix-Vector Multiplication (Parallel) Time: "</text:span> <text:span text:style-name="T19">&lt;&lt;</text:span> <text:span text:style-name="T18">durationParMatVec</text:span>.<text:span text:style-name="T17">count</text:span>() <text:span text:style-name="T19">&lt;&lt;</text:span> <text:span text:style-name="T14">" ms"</text:span> <text:span text:style-name="T19">&lt;&lt;</text:span> endl;</text:p>
      <text:p text:style-name="P18"/>
      <text:p text:style-name="P13"><text:span text:style-name="T10">return</text:span> <text:span text:style-name="T20">0</text:span>;</text:p>
      <text:p text:style-name="P13">}</text:p>
      <text:p text:style-name="P14"/>
      <text:p text:style-name="P11" loext:marker-style-name="T5"><text:span text:style-name="T2"/></text:p>
      <text:p text:style-name="P11" loext:marker-style-name="T5"><text:span text:style-name="T2"/></text:p>
      <text:p text:style-name="P11" loext:marker-style-name="T2"><text:span text:style-name="T2">Screenshots:</text:span></text:p>
      <text:p text:style-name="P11" loext:marker-style-name="T2"><text:span text:style-name="T2"/></text:p>
      <text:p text:style-name="P11" loext:marker-style-name="T2"><draw:frame draw:style-name="fr1" draw:name="Image2" text:anchor-type="char" svg:width="6.5in" svg:height="0.7602in" draw:z-index="1"><draw:image xlink:href="Pictures/100000010000033D00000061B5C07165.png" xlink:type="simple" xlink:show="embed" xlink:actuate="onLoad" draw:mime-type="image/png"/></draw:frame><text:span text:style-name="T2"/></text:p>
      <text:p text:style-name="P11" loext:marker-style-name="T2"><text:span text:style-name="T2"/></text:p>
      <text:p text:style-name="P11" loext:marker-style-name="T2"><text:span text:style-name="T2">Information:</text:span><text:span text:style-name="T2"/></text:p>
      <text:p text:style-name="P11" loext:marker-style-name="T2"><text:span text:style-name="T2">Analysis:</text:span></text:p>
      <text:p text:style-name="P12" loext:marker-style-name="T2"><text:span text:style-name="T2">For larger size of N <text:line-break/>Parallel Time &gt; <text:s/>Sequential Time</text:span></text:p>
      <text:p text:style-name="P8" loext:marker-style-name="T2"/>
      <text:p text:style-name="P8" loext:marker-style-name="T2"/>
      <text:p text:style-name="P8" loext:marker-style-name="T2"/>
      <text:p text:style-name="P8" loext:marker-style-name="T2"><text:soft-page-break/></text:p>
      <text:p text:style-name="P11" loext:marker-style-name="T2"><text:span text:style-name="T2">Github Link: </text:span><text:span text:style-name="T2"/></text:p>
      <text:p text:style-name="P8" loext:marker-style-name="T2"/>
      <text:p text:style-name="P9" loext:marker-style-name="T7"><text:a xlink:type="simple" xlink:href="https://github.com/omkarauti11/HPC_LAB" text:style-name="Internet_20_link" text:visited-style-name="Visited_20_Internet_20_Link">https://github.com/omkarauti11/HPC_LAB</text:a></text:p>
      <text:p text:style-name="P9" loext:marker-style-name="T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mr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mr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style:font-size-asian="12pt" style:font-size-complex="11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normal" style:font-weight-asian="normal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MT1" style:family="text">
      <style:text-properties style:font-name="Cambria" fo:font-size="12pt" fo:language="en" fo:country="IN" style:font-size-asian="12pt" style:font-size-complex="11pt"/>
    </style:style>
    <style:style style:name="MT2" style:family="text">
      <style:text-properties fo:color="#7f7f7f" loext:opacity="100%" fo:letter-spacing="0.0417in">
        <loext:char-complex-color loext:theme-type="light1" loext:color-type="theme">
          <loext:transformation loext:type="shade" loext:value="5019"/>
        </loext:char-complex-color>
      </style:text-properties>
    </style:style>
    <style:style style:name="MT3" style:family="text">
      <style:text-properties style:font-name="Cambria" fo:font-size="14pt" fo:language="en" fo:country="IN" fo:font-weight="bold" style:font-size-asian="14pt" style:font-weight-asian="bold" style:font-size-complex="12pt" style:font-weight-complex="bold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Walchand College of Engineering, Sangli</text:span><text:span text:style-name="MT1"/></text:p>
        <text:p text:style-name="Header" loext:marker-style-name="MT1"><text:span text:style-name="MT1">Department of Computer Science and Engineering</text:span><text:span text:style-name="MT1"/></text:p>
      </style:header>
      <style:footer>
        <text:p text:style-name="MP1"><text:page-number text:select-page="current">5</text:page-number><text:s/>| <text:span text:style-name="MT2">Page</text:span></text:p>
        <text:p text:style-name="Standard" loext:marker-style-name="MT3"><text:span text:style-name="MT1">Final Year: High Performance Computing Lab 2024-25 Sem I</text:span><text:span text:style-name="MT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prupa</meta:initial-creator>
    <meta:editing-cycles>4</meta:editing-cycles>
    <meta:print-date>2022-09-18T15:59:00</meta:print-date>
    <meta:creation-date>2024-08-20T07:05:00</meta:creation-date>
    <dc:date>2024-09-09T22:51:43.962612140</dc:date>
    <meta:editing-duration>PT15M31S</meta:editing-duration>
    <meta:generator>LibreOffice/24.2.5.2$Linux_X86_64 LibreOffice_project/420$Build-2</meta:generator>
    <meta:document-statistic meta:table-count="0" meta:image-count="2" meta:object-count="0" meta:page-count="5" meta:paragraph-count="120" meta:word-count="558" meta:character-count="3919" meta:non-whitespace-character-count="3473"/>
    <meta:user-defined meta:name="AppVersion">16.0000</meta:user-defined>
    <meta:user-defined meta:name="ContentTypeId">0x01010060E2C59308A7C146956AF40A51546BD6</meta:user-defined>
    <meta:template xlink:type="simple" xlink:actuate="onRequest" xlink:title="Normal" xlink:href=""/>
  </office:meta>
</office:document-meta>
</file>